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7aa5" officeooo:paragraph-rsid="001e7aa5"/>
    </style:style>
    <style:style style:name="P2" style:family="paragraph" style:parent-style-name="Standard">
      <style:text-properties officeooo:rsid="001e7aa5" officeooo:paragraph-rsid="001ff8e0"/>
    </style:style>
    <style:style style:name="P3" style:family="paragraph" style:parent-style-name="Standard">
      <style:text-properties officeooo:rsid="001ff8e0" officeooo:paragraph-rsid="001ff8e0"/>
    </style:style>
    <style:style style:name="T1" style:family="text">
      <style:text-properties officeooo:rsid="001ff8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*Plus: Release 11.2.0.2.0 Production on Thu Feb 24 03:04:04 2011 </text:p>
      <text:p text:style-name="P1"/>
      <text:p text:style-name="P1">Copyright (c) 1982, 2011, Oracle. <text:s/>All rights reserved. </text:p>
      <text:p text:style-name="P1"/>
      <text:p text:style-name="P1">Use "connect username/password@XE" to connect to the database. </text:p>
      <text:p text:style-name="P1">SQL&gt; connect </text:p>
      <text:p text:style-name="P1">Enter user-name: te2b </text:p>
      <text:p text:style-name="P1">Enter password: </text:p>
      <text:p text:style-name="P1">Connected. </text:p>
      <text:p text:style-name="P1"/>
      <text:p text:style-name="P1"/>
      <text:p text:style-name="P1">SQL&gt; <text:s/>create table salespeople(snum number(4),sname varchar(10),city varchar(10),comm number(5,2)); </text:p>
      <text:p text:style-name="P1"/>
      <text:p text:style-name="P1">Table created. </text:p>
      <text:p text:style-name="P1"/>
      <text:p text:style-name="P1">SQL&gt; <text:s/>insert into salespeople values(&amp;a,'&amp;b','&amp;c',&amp;d); <text:s text:c="8"/></text:p>
      <text:p text:style-name="P1">Enter value for a: 1001 </text:p>
      <text:p text:style-name="P1">Enter value for b: peel </text:p>
      <text:p text:style-name="P1">Enter value for c: london </text:p>
      <text:p text:style-name="P1">Enter value for d: 0.12 </text:p>
      <text:p text:style-name="P1">old <text:s text:c="2"/>1: <text:s/>insert into salespeople values(&amp;a,'&amp;b','&amp;c',&amp;d) </text:p>
      <text:p text:style-name="P1">new <text:s text:c="2"/>1: <text:s/>insert into salespeople values(1001,'peel','london',0.12) </text:p>
      <text:p text:style-name="P1"/>
      <text:p text:style-name="P1">1 row created. </text:p>
      <text:p text:style-name="P1"/>
      <text:p text:style-name="P1">SQL&gt; / </text:p>
      <text:p text:style-name="P1">Enter value for a: 1002 </text:p>
      <text:p text:style-name="P1">Enter value for b: serres </text:p>
      <text:p text:style-name="P1">Enter value for c: san jose </text:p>
      <text:p text:style-name="P1">Enter value for d: 0.13 </text:p>
      <text:p text:style-name="P1">old <text:s text:c="2"/>1: <text:s/>insert into salespeople values(&amp;a,'&amp;b','&amp;c',&amp;d) </text:p>
      <text:p text:style-name="P1">new <text:s text:c="2"/>1: <text:s/>insert into salespeople values(1002,'serres','san jose',0.13) </text:p>
      <text:p text:style-name="P1"/>
      <text:p text:style-name="P1">1 row created. </text:p>
      <text:p text:style-name="P1"/>
      <text:p text:style-name="P1">SQL&gt; / </text:p>
      <text:p text:style-name="P1">Enter value for a: 1004 </text:p>
      <text:p text:style-name="P1">Enter value for b: motika </text:p>
      <text:p text:style-name="P1">Enter value for c: london </text:p>
      <text:p text:style-name="P1">Enter value for d: 0.11 </text:p>
      <text:p text:style-name="P1">old <text:s text:c="2"/>1: <text:s/>insert into salespeople values(&amp;a,'&amp;b','&amp;c',&amp;d) </text:p>
      <text:p text:style-name="P1">new <text:s text:c="2"/>1: <text:s/>insert into salespeople values(1004,'motika','london',0.11) </text:p>
      <text:p text:style-name="P1"/>
      <text:p text:style-name="P1">1 row created. </text:p>
      <text:p text:style-name="P1"/>
      <text:p text:style-name="P1">SQL&gt; / </text:p>
      <text:p text:style-name="P1">Enter value for a: 1007 </text:p>
      <text:p text:style-name="P1">Enter value for b: rafkin </text:p>
      <text:p text:style-name="P1"><text:soft-page-break/>Enter value for c: barcelona </text:p>
      <text:p text:style-name="P1">Enter value for d: 0.15 </text:p>
      <text:p text:style-name="P1">old <text:s text:c="2"/>1: <text:s/>insert into salespeople values(&amp;a,'&amp;b','&amp;c',&amp;d) </text:p>
      <text:p text:style-name="P1">new <text:s text:c="2"/>1: <text:s/>insert into salespeople values(1007,'rafkin','barcelona',0.15) </text:p>
      <text:p text:style-name="P1"/>
      <text:p text:style-name="P1">1 row created. </text:p>
      <text:p text:style-name="P1"/>
      <text:p text:style-name="P1">SQL&gt; 1003 </text:p>
      <text:p text:style-name="P1">SP2-0226: Invalid line number </text:p>
      <text:p text:style-name="P1">SQL&gt; / </text:p>
      <text:p text:style-name="P1">Enter value for a: 1003 </text:p>
      <text:p text:style-name="P1">Enter value for b: axelrod </text:p>
      <text:p text:style-name="P1">Enter value for c: new york </text:p>
      <text:p text:style-name="P1">Enter value for d: 0.1 </text:p>
      <text:p text:style-name="P1">old <text:s text:c="2"/>1: <text:s/>insert into salespeople values(&amp;a,'&amp;b','&amp;c',&amp;d) </text:p>
      <text:p text:style-name="P1">new <text:s text:c="2"/>1: <text:s/>insert into salespeople values(1003,'axelrod','new york',0.1) </text:p>
      <text:p text:style-name="P1"/>
      <text:p text:style-name="P1">1 row created. </text:p>
      <text:p text:style-name="P1"/>
      <text:p text:style-name="P1"/>
      <text:p text:style-name="P1">SQL&gt; create table cust(cnum number(4),cname varchar(15),city varchar(10),rating number(3),snum number(4)); </text:p>
      <text:p text:style-name="P1"/>
      <text:p text:style-name="P1">Table created. </text:p>
      <text:p text:style-name="P1"/>
      <text:p text:style-name="P1"/>
      <text:p text:style-name="P1">SQL&gt; insert into cust values(&amp;a,'&amp;b','&amp;c',&amp;d,&amp;e); </text:p>
      <text:p text:style-name="P1">Enter value for a: 2001 </text:p>
      <text:p text:style-name="P1">Enter value for b: hoffman </text:p>
      <text:p text:style-name="P1">Enter value for c: london </text:p>
      <text:p text:style-name="P1">Enter value for d: 100 </text:p>
      <text:p text:style-name="P1">Enter value for e: 1001 </text:p>
      <text:p text:style-name="P1">old <text:s text:c="2"/>1: insert into cust values(&amp;a,'&amp;b','&amp;c',&amp;d,&amp;e) </text:p>
      <text:p text:style-name="P1">new <text:s text:c="2"/>1: insert into cust values(2001,'hoffman','london',100,1001) </text:p>
      <text:p text:style-name="P1"/>
      <text:p text:style-name="P1">1 row created. </text:p>
      <text:p text:style-name="P1"/>
      <text:p text:style-name="P1">SQL&gt; / </text:p>
      <text:p text:style-name="P1">Enter value for a: 2002 </text:p>
      <text:p text:style-name="P1">Enter value for b: giovanne </text:p>
      <text:p text:style-name="P1">Enter value for c: rome </text:p>
      <text:p text:style-name="P1">Enter value for d: 200 </text:p>
      <text:p text:style-name="P1">Enter value for e: 1003 </text:p>
      <text:p text:style-name="P1">old <text:s text:c="2"/>1: insert into cust values(&amp;a,'&amp;b','&amp;c',&amp;d,&amp;e) </text:p>
      <text:p text:style-name="P1">new <text:s text:c="2"/>1: insert into cust values(2002,'giovanne','rome',200,1003) </text:p>
      <text:p text:style-name="P1"/>
      <text:p text:style-name="P1">1 row created. </text:p>
      <text:p text:style-name="P1"/>
      <text:p text:style-name="P1">SQL&gt; / </text:p>
      <text:p text:style-name="P1"><text:soft-page-break/>Enter value for a: 2003 </text:p>
      <text:p text:style-name="P1">Enter value for b: liu </text:p>
      <text:p text:style-name="P1">Enter value for c: san jose </text:p>
      <text:p text:style-name="P1">Enter value for d: 300 </text:p>
      <text:p text:style-name="P1">Enter value for e: 1002 </text:p>
      <text:p text:style-name="P1">old <text:s text:c="2"/>1: insert into cust values(&amp;a,'&amp;b','&amp;c',&amp;d,&amp;e) </text:p>
      <text:p text:style-name="P1">new <text:s text:c="2"/>1: insert into cust values(2003,'liu','san jose',300,1002) </text:p>
      <text:p text:style-name="P1"/>
      <text:p text:style-name="P1">1 row created. </text:p>
      <text:p text:style-name="P1"/>
      <text:p text:style-name="P1">SQL&gt; / </text:p>
      <text:p text:style-name="P1">Enter value for a: 2004 </text:p>
      <text:p text:style-name="P1">Enter value for b: grass </text:p>
      <text:p text:style-name="P1">Enter value for c: brelin </text:p>
      <text:p text:style-name="P1">Enter value for d: 100 </text:p>
      <text:p text:style-name="P1">Enter value for e: 1002 </text:p>
      <text:p text:style-name="P1">old <text:s text:c="2"/>1: insert into cust values(&amp;a,'&amp;b','&amp;c',&amp;d,&amp;e) </text:p>
      <text:p text:style-name="P1">new <text:s text:c="2"/>1: insert into cust values(2004,'grass','brelin',100,1002) </text:p>
      <text:p text:style-name="P1"/>
      <text:p text:style-name="P1">1 row created. </text:p>
      <text:p text:style-name="P1"/>
      <text:p text:style-name="P1">SQL&gt; / <text:s text:c="5"/></text:p>
      <text:p text:style-name="P1">Enter value for a: 2006 </text:p>
      <text:p text:style-name="P1">Enter value for b: clemens </text:p>
      <text:p text:style-name="P1">Enter value for c: london </text:p>
      <text:p text:style-name="P1">Enter value for d: 300 </text:p>
      <text:p text:style-name="P1">Enter value for e: 1007 </text:p>
      <text:p text:style-name="P1">old <text:s text:c="2"/>1: insert into cust values(&amp;a,'&amp;b','&amp;c',&amp;d,&amp;e) </text:p>
      <text:p text:style-name="P1">new <text:s text:c="2"/>1: insert into cust values(2006,'clemens','london',300,1007) </text:p>
      <text:p text:style-name="P1"/>
      <text:p text:style-name="P1">1 row created. </text:p>
      <text:p text:style-name="P1"/>
      <text:p text:style-name="P1">SQL&gt; / </text:p>
      <text:p text:style-name="P1">Enter value for a: 2007 </text:p>
      <text:p text:style-name="P1">Enter value for b: pereira </text:p>
      <text:p text:style-name="P1">Enter value for c: rome </text:p>
      <text:p text:style-name="P1">Enter value for d: 100 </text:p>
      <text:p text:style-name="P1">Enter value for e: 1004 </text:p>
      <text:p text:style-name="P1">old <text:s text:c="2"/>1: insert into cust values(&amp;a,'&amp;b','&amp;c',&amp;d,&amp;e) </text:p>
      <text:p text:style-name="P1">new <text:s text:c="2"/>1: insert into cust values(2007,'pereira','rome',100,1004) </text:p>
      <text:p text:style-name="P1"/>
      <text:p text:style-name="P1">1 row created. </text:p>
      <text:p text:style-name="P1"/>
      <text:p text:style-name="P1">SQL&gt; create table orders(onum number(4),amt number(5,2),odate date,cnum number(4),smun number(5)); </text:p>
      <text:p text:style-name="P1"/>
      <text:p text:style-name="P1">Table created. </text:p>
      <text:p text:style-name="P1"/>
      <text:p text:style-name="P1">SQL&gt; insert into orders values(&amp;a,&amp;b,'&amp;c',&amp;d,&amp;e); </text:p>
      <text:p text:style-name="P1"><text:soft-page-break/>Enter value for a: 3001 </text:p>
      <text:p text:style-name="P1">Enter value for b: 18.69 </text:p>
      <text:p text:style-name="P1">Enter value for c: 03-oct-94 </text:p>
      <text:p text:style-name="P1">Enter value for d: 2008 </text:p>
      <text:p text:style-name="P1">Enter value for e: 1007 </text:p>
      <text:p text:style-name="P1">old <text:s text:c="2"/>1: insert into orders values(&amp;a,&amp;b,'&amp;c',&amp;d,&amp;e) </text:p>
      <text:p text:style-name="P1">new <text:s text:c="2"/>1: insert into orders values(3001,18.69,'03-oct-94',2008,1007) </text:p>
      <text:p text:style-name="P1"/>
      <text:p text:style-name="P1">1 row created. </text:p>
      <text:p text:style-name="P1"/>
      <text:p text:style-name="P1">SQL&gt; / </text:p>
      <text:p text:style-name="P1">Enter value for a: 3003 </text:p>
      <text:p text:style-name="P1">Enter value for b: 767.19 </text:p>
      <text:p text:style-name="P1">Enter value for c: 03-oct-94 </text:p>
      <text:p text:style-name="P1">Enter value for d: 2001 </text:p>
      <text:p text:style-name="P1">Enter value for e: 1001 </text:p>
      <text:p text:style-name="P1">old <text:s text:c="2"/>1: insert into orders values(&amp;a,&amp;b,'&amp;c',&amp;d,&amp;e) </text:p>
      <text:p text:style-name="P1">new <text:s text:c="2"/>1: insert into orders values(3003,767.19,'03-oct-94',2001,1001) </text:p>
      <text:p text:style-name="P1"/>
      <text:p text:style-name="P1">1 row created. </text:p>
      <text:p text:style-name="P1"/>
      <text:p text:style-name="P1"/>
      <text:p text:style-name="P1">SQL&gt; alter table orders modify(amt number(10,2)); </text:p>
      <text:p text:style-name="P1"/>
      <text:p text:style-name="P1">Table altered. </text:p>
      <text:p text:style-name="P1"/>
      <text:p text:style-name="P1">SQL&gt; insert into orders values(&amp;a,&amp;b,'&amp;c',&amp;d,&amp;e); </text:p>
      <text:p text:style-name="P1">Enter value for a: 3002 </text:p>
      <text:p text:style-name="P1">3Enter value for b: 1900.10 </text:p>
      <text:p text:style-name="P1">Enter value for c: 03-oct-94 </text:p>
      <text:p text:style-name="P1">Enter value for d: 2007 </text:p>
      <text:p text:style-name="P1">Enter value for e: 1004 </text:p>
      <text:p text:style-name="P1">old <text:s text:c="2"/>1: insert into orders values(&amp;a,&amp;b,'&amp;c',&amp;d,&amp;e) </text:p>
      <text:p text:style-name="P1">new <text:s text:c="2"/>1: insert into orders values(3002,31900.10,'03-oct-94',2007,1004) </text:p>
      <text:p text:style-name="P1"/>
      <text:p text:style-name="P1">1 row created. </text:p>
      <text:p text:style-name="P1"/>
      <text:p text:style-name="P1">SQL&gt; 3005 </text:p>
      <text:p text:style-name="P1">SP2-0226: Invalid line number </text:p>
      <text:p text:style-name="P1">SQL&gt; / <text:s text:c="5"/></text:p>
      <text:p text:style-name="P1">Enter value for a: 3005 </text:p>
      <text:p text:style-name="P1">Enter value for b: 5160.45 </text:p>
      <text:p text:style-name="P1">Enter value for c: 03-oct-94 </text:p>
      <text:p text:style-name="P1">Enter value for d: 2003 </text:p>
      <text:p text:style-name="P1">Enter value for e: 1002 </text:p>
      <text:p text:style-name="P1">old <text:s text:c="2"/>1: insert into orders values(&amp;a,&amp;b,'&amp;c',&amp;d,&amp;e) </text:p>
      <text:p text:style-name="P1">new <text:s text:c="2"/>1: insert into orders values(3005,5160.45,'03-oct-94',2003,1002) </text:p>
      <text:p text:style-name="P1"/>
      <text:p text:style-name="P1">1 row created. </text:p>
      <text:p text:style-name="P1"><text:soft-page-break/><text:s/></text:p>
      <text:p text:style-name="P1">SQL&gt; / </text:p>
      <text:p text:style-name="P1">Enter value for a: 3006 </text:p>
      <text:p text:style-name="P1">Enter value for b: 1098.16 </text:p>
      <text:p text:style-name="P1">Enter value for c: 04-oct-94 </text:p>
      <text:p text:style-name="P1">Enter value for d: 2008 </text:p>
      <text:p text:style-name="P1">Enter value for e: 1007 </text:p>
      <text:p text:style-name="P1">old <text:s text:c="2"/>1: insert into orders values(&amp;a,&amp;b,'&amp;c',&amp;d,&amp;e) </text:p>
      <text:p text:style-name="P1">new <text:s text:c="2"/>1: insert into orders values(3006,1098.16,'04-oct-94',2008,1007) </text:p>
      <text:p text:style-name="P1"/>
      <text:p text:style-name="P1">1 row created. </text:p>
      <text:p text:style-name="P1"/>
      <text:p text:style-name="P1">SQL&gt; / </text:p>
      <text:p text:style-name="P1">Enter value for a: 3009 </text:p>
      <text:p text:style-name="P1">Enter value for b: 1713.23 </text:p>
      <text:p text:style-name="P1">Enter value for c: 04-oct-94 </text:p>
      <text:p text:style-name="P1">Enter value for d: 2002 </text:p>
      <text:p text:style-name="P1">Enter value for e: 1003 </text:p>
      <text:p text:style-name="P1">old <text:s text:c="2"/>1: insert into orders values(&amp;a,&amp;b,'&amp;c',&amp;d,&amp;e) </text:p>
      <text:p text:style-name="P1">new <text:s text:c="2"/>1: insert into orders values(3009,1713.23,'04-oct-94',2002,1003) </text:p>
      <text:p text:style-name="P1"/>
      <text:p text:style-name="P1">1 row created. </text:p>
      <text:p text:style-name="P1"/>
      <text:p text:style-name="P1">SQL&gt; / </text:p>
      <text:p text:style-name="P1">Enter value for a: 3007 </text:p>
      <text:p text:style-name="P1">Enter value for b: 75.75 </text:p>
      <text:p text:style-name="P1">Enter value for c: 05-oct-94 </text:p>
      <text:p text:style-name="P1">Enter value for d: 2004 </text:p>
      <text:p text:style-name="P1">Enter value for e: 1002 </text:p>
      <text:p text:style-name="P1">old <text:s text:c="2"/>1: insert into orders values(&amp;a,&amp;b,'&amp;c',&amp;d,&amp;e) </text:p>
      <text:p text:style-name="P1">new <text:s text:c="2"/>1: insert into orders values(3007,75.75,'05-oct-94',2004,1002) </text:p>
      <text:p text:style-name="P1"/>
      <text:p text:style-name="P1">1 row created. </text:p>
      <text:p text:style-name="P1"/>
      <text:p text:style-name="P1">SQL&gt; / </text:p>
      <text:p text:style-name="P1">Enter value for a: 3008 </text:p>
      <text:p text:style-name="P1">Enter value for b: 4723.00 </text:p>
      <text:p text:style-name="P1">Enter value for c: 05-oct-94 </text:p>
      <text:p text:style-name="P1">Enter value for d: 2006 </text:p>
      <text:p text:style-name="P1">Enter value for e: 1001 </text:p>
      <text:p text:style-name="P1">old <text:s text:c="2"/>1: insert into orders values(&amp;a,&amp;b,'&amp;c',&amp;d,&amp;e) </text:p>
      <text:p text:style-name="P1">new <text:s text:c="2"/>1: insert into orders values(3008,4723.00,'05-oct-94',2006,1001) </text:p>
      <text:p text:style-name="P1"/>
      <text:p text:style-name="P1">1 row created. </text:p>
      <text:p text:style-name="P1"/>
      <text:p text:style-name="P1">SQL&gt; / </text:p>
      <text:p text:style-name="P1">Enter value for a: 3010 </text:p>
      <text:p text:style-name="P1">Enter value for b: 1309.95 </text:p>
      <text:p text:style-name="P1">Enter value for c: 06-oct-94 </text:p>
      <text:p text:style-name="P1"><text:soft-page-break/>Enter value for d: 2004 </text:p>
      <text:p text:style-name="P1">Enter value for e: 1002 </text:p>
      <text:p text:style-name="P1">old <text:s text:c="2"/>1: insert into orders values(&amp;a,&amp;b,'&amp;c',&amp;d,&amp;e) </text:p>
      <text:p text:style-name="P1">new <text:s text:c="2"/>1: insert into orders values(3010,1309.95,'06-oct-94',2004,1002) </text:p>
      <text:p text:style-name="P1"/>
      <text:p text:style-name="P1">1 row created. </text:p>
      <text:p text:style-name="P1"/>
      <text:p text:style-name="P1">SQL&gt; / </text:p>
      <text:p text:style-name="P1">Enter value for a: 3011 </text:p>
      <text:p text:style-name="P1">Enter value for b: 9891.88 </text:p>
      <text:p text:style-name="P1">Enter value for c: 06-oct-94 </text:p>
      <text:p text:style-name="P1">Enter value for d: 2006 </text:p>
      <text:p text:style-name="P1">Enter value for e: 1001 </text:p>
      <text:p text:style-name="P1">old <text:s text:c="2"/>1: insert into orders values(&amp;a,&amp;b,'&amp;c',&amp;d,&amp;e) </text:p>
      <text:p text:style-name="P1">new <text:s text:c="2"/>1: insert into orders values(3011,9891.88,'06-oct-94',2006,1001) </text:p>
      <text:p text:style-name="P1"/>
      <text:p text:style-name="P1">1 row created. </text:p>
      <text:p text:style-name="P1"/>
      <text:p text:style-name="P1">SQL&gt; <text:s/>select * from salespeople; <text:s text:c="4"/></text:p>
      <text:p text:style-name="P1"/>
      <text:p text:style-name="P1"><text:s text:c="6"/>SNUM SNAME <text:s text:c="5"/>CITY<text:tab/> <text:s text:c="6"/>COMM </text:p>
      <text:p text:style-name="P1">---------- ---------- ---------- ---------- </text:p>
      <text:p text:style-name="P1"><text:s text:c="6"/>1001 peel <text:s text:c="6"/>london<text:tab/><text:tab/>.12 </text:p>
      <text:p text:style-name="P1"><text:s text:c="6"/>1002 serres <text:s text:c="4"/>san jose<text:tab/><text:tab/>.13 </text:p>
      <text:p text:style-name="P1"><text:s text:c="6"/>1004 motika <text:s text:c="4"/>london<text:tab/><text:tab/>.11 </text:p>
      <text:p text:style-name="P1"><text:s text:c="6"/>1007 rafkin <text:s text:c="4"/>barcelona <text:tab/>.15 </text:p>
      <text:p text:style-name="P1"><text:s text:c="6"/>1003 axelrod <text:s text:c="3"/>new york<text:tab/><text:tab/> .1 </text:p>
      <text:p text:style-name="P1"/>
      <text:p text:style-name="P1">SQL&gt; <text:s/>alter table orders rename column smun to snum; </text:p>
      <text:p text:style-name="P1"/>
      <text:p text:style-name="P1">Table altered. </text:p>
      <text:p text:style-name="P1"/>
      <text:p text:style-name="P1">SQL&gt; select unique(snum) from orders; </text:p>
      <text:p text:style-name="P1"/>
      <text:p text:style-name="P1"><text:s text:c="6"/>SNUM </text:p>
      <text:p text:style-name="P1">---------- </text:p>
      <text:p text:style-name="P1"><text:s text:c="6"/>1003 </text:p>
      <text:p text:style-name="P1"><text:s text:c="6"/>1001 </text:p>
      <text:p text:style-name="P1"><text:s text:c="6"/>1002 </text:p>
      <text:p text:style-name="P1"><text:s text:c="6"/>1007 </text:p>
      <text:p text:style-name="P1"><text:s text:c="6"/>1004 </text:p>
      <text:p text:style-name="P1"/>
      <text:p text:style-name="P1"/>
      <text:p text:style-name="P1">SQL&gt; select snum,comm from salespeople where city='london'; </text:p>
      <text:p text:style-name="P1"/>
      <text:p text:style-name="P1"><text:s text:c="6"/>SNUM<text:tab/> COMM </text:p>
      <text:p text:style-name="P1">---------- ---------- </text:p>
      <text:p text:style-name="P1"><text:s text:c="6"/>1001<text:tab/> <text:s/>.12 </text:p>
      <text:p text:style-name="P1"><text:s text:c="6"/>1004<text:tab/> <text:s/>.11 </text:p>
      <text:p text:style-name="P1"><text:soft-page-break/><text:s/></text:p>
      <text:p text:style-name="P1">SQL&gt; select * from cust where rating=100; </text:p>
      <text:p text:style-name="P1"/>
      <text:p text:style-name="P1"><text:s text:c="6"/>CNUM CNAME<text:tab/> <text:s text:c="2"/>CITY <text:tab/> <text:s/>RATING <text:s text:c="6"/>SNUM </text:p>
      <text:p text:style-name="P1">---------- --------------- ---------- ---------- ---------- </text:p>
      <text:p text:style-name="P1"><text:s text:c="6"/>2001 hoffman<text:tab/> <text:s text:c="2"/>london<text:tab/> <text:s text:c="4"/>100 <text:s text:c="6"/>1001 </text:p>
      <text:p text:style-name="P1"><text:s text:c="6"/>2004 grass<text:tab/> <text:s text:c="2"/>brelin<text:tab/> <text:s text:c="4"/>100 <text:s text:c="6"/>1002 </text:p>
      <text:p text:style-name="P1"><text:s text:c="6"/>2007 pereira<text:tab/> <text:s text:c="2"/>rome <text:tab/> <text:s text:c="4"/>100 <text:s text:c="6"/>1004 </text:p>
      <text:p text:style-name="P1"/>
      <text:p text:style-name="P1">SQL&gt; select onum,amt,odate from orders; </text:p>
      <text:p text:style-name="P1"/>
      <text:p text:style-name="P1"><text:s text:c="6"/>ONUM<text:tab/> <text:s/>AMT ODATE </text:p>
      <text:p text:style-name="P1">---------- ---------- ------------------ </text:p>
      <text:p text:style-name="P1"><text:s text:c="6"/>3001<text:tab/>18.69 03-OCT-94 </text:p>
      <text:p text:style-name="P1"><text:s text:c="6"/>3003 <text:s text:c="4"/>767.19 03-OCT-94 </text:p>
      <text:p text:style-name="P1"><text:s text:c="6"/>3002 <text:s text:c="3"/>31900.1 03-OCT-94 </text:p>
      <text:p text:style-name="P1"><text:s text:c="6"/>3005 <text:s text:c="3"/>5160.45 03-OCT-94 </text:p>
      <text:p text:style-name="P1"><text:s text:c="6"/>3006 <text:s text:c="3"/>1098.16 04-OCT-94 </text:p>
      <text:p text:style-name="P1"><text:s text:c="6"/>3009 <text:s text:c="3"/>1713.23 04-OCT-94 </text:p>
      <text:p text:style-name="P1"><text:s text:c="6"/>3007<text:tab/>75.75 05-OCT-94 </text:p>
      <text:p text:style-name="P1"><text:s text:c="6"/>3008<text:tab/> 4723 05-OCT-94 </text:p>
      <text:p text:style-name="P1"><text:s text:c="6"/>3010 <text:s text:c="3"/>1309.95 06-OCT-94 </text:p>
      <text:p text:style-name="P1"><text:s text:c="6"/>3011 <text:s text:c="3"/>9891.88 06-OCT-94 </text:p>
      <text:p text:style-name="P1"/>
      <text:p text:style-name="P1">10 rows selected. </text:p>
      <text:p text:style-name="P1"/>
      <text:p text:style-name="P1">SQL&gt; select cname from cust where city='san jose' and rating&gt;200; </text:p>
      <text:p text:style-name="P1"/>
      <text:p text:style-name="P1">CNAME </text:p>
      <text:p text:style-name="P1">--------------- </text:p>
      <text:p text:style-name="P1">liu </text:p>
      <text:p text:style-name="P1"/>
      <text:p text:style-name="P1">SQL&gt; select * from cust where city='san jose' or rating&gt;200; </text:p>
      <text:p text:style-name="P1"/>
      <text:p text:style-name="P1"><text:s text:c="6"/>CNUM CNAME<text:tab/> <text:s text:c="2"/>CITY <text:tab/> <text:s/>RATING <text:s text:c="6"/>SNUM </text:p>
      <text:p text:style-name="P1">---------- --------------- ---------- ---------- ---------- </text:p>
      <text:p text:style-name="P1"><text:s text:c="6"/>2003 liu<text:tab/><text:tab/> <text:s text:c="2"/>san jose<text:tab/> <text:s text:c="4"/>300 <text:s text:c="6"/>1002 </text:p>
      <text:p text:style-name="P1"><text:s text:c="6"/>2006 clemens<text:tab/> <text:s text:c="2"/>london<text:tab/> <text:s text:c="4"/>300 <text:s text:c="6"/>1007 </text:p>
      <text:p text:style-name="P1"/>
      <text:p text:style-name="P2">SQL&gt; <text:s text:c="2"/><text:span text:style-name="T1">select * from orders where amt &gt;1000</text:span></text:p>
      <text:p text:style-name="P3"><text:s text:c="2"/>2 <text:s/>;</text:p>
      <text:p text:style-name="P3"></text:p>
      <text:p text:style-name="P3"><text:s text:c="6"/>ONUM<text:tab/> <text:s/>AMT ODATE<text:tab/><text:tab/> <text:s text:c="6"/>CNUM<text:tab/> <text:s/>SNUM</text:p>
      <text:p text:style-name="P3">---------- ---------- ------------------ ---------- ----------</text:p>
      <text:p text:style-name="P3"><text:s text:c="6"/>3002 <text:s text:c="3"/>31900.1 03-OCT-94 <text:tab/> <text:s text:c="6"/>2007<text:tab/> <text:s/>1004</text:p>
      <text:p text:style-name="P3"><text:s text:c="6"/>3005 <text:s text:c="3"/>5160.45 03-OCT-94 <text:tab/> <text:s text:c="6"/>2003<text:tab/> <text:s/>1002</text:p>
      <text:p text:style-name="P3"><text:s text:c="6"/>3006 <text:s text:c="3"/>1098.16 04-OCT-94 <text:tab/> <text:s text:c="6"/>2008<text:tab/> <text:s/>1007</text:p>
      <text:p text:style-name="P3"><text:s text:c="6"/>3009 <text:s text:c="3"/>1713.23 04-OCT-94 <text:tab/> <text:s text:c="6"/>2002<text:tab/> <text:s/>1003</text:p>
      <text:p text:style-name="P3"><text:s text:c="6"/>3008<text:tab/> 4723 05-OCT-94 <text:tab/> <text:s text:c="6"/>2006<text:tab/> <text:s/>1001</text:p>
      <text:p text:style-name="P3"><text:soft-page-break/><text:s text:c="6"/>3010 <text:s text:c="3"/>1309.95 06-OCT-94 <text:tab/> <text:s text:c="6"/>2004<text:tab/> <text:s/>1002</text:p>
      <text:p text:style-name="P3"><text:s text:c="6"/>3011 <text:s text:c="3"/>9891.88 06-OCT-94 <text:tab/> <text:s text:c="6"/>2006<text:tab/> <text:s/>1001</text:p>
      <text:p text:style-name="P3"></text:p>
      <text:p text:style-name="P3">7 rows selected.</text:p>
      <text:p text:style-name="P3"/>
      <text:p text:style-name="P3"></text:p>
      <text:p text:style-name="P3">SQL&gt; select sname,city from salespeople where city='london' and comm&gt;0.10;</text:p>
      <text:p text:style-name="P3"></text:p>
      <text:p text:style-name="P3">SNAME<text:tab/> <text:s text:c="2"/>CITY</text:p>
      <text:p text:style-name="P3">---------- ----------</text:p>
      <text:p text:style-name="P3">peel<text:tab/> <text:s text:c="2"/>london</text:p>
      <text:p text:style-name="P3">motika<text:tab/> <text:s text:c="2"/>london</text:p>
      <text:p text:style-name="P3"></text:p>
      <text:p text:style-name="P3">SQL&gt; select * from cust where rating&gt;100 or city='rome';</text:p>
      <text:p text:style-name="P3"></text:p>
      <text:p text:style-name="P3"><text:s text:c="6"/>CNUM CNAME<text:tab/> <text:s text:c="2"/>CITY <text:tab/> <text:s/>RATING <text:s text:c="6"/>SNUM</text:p>
      <text:p text:style-name="P3">---------- --------------- ---------- ---------- ----------</text:p>
      <text:p text:style-name="P3"><text:s text:c="6"/>2002 giovanne<text:tab/> <text:s text:c="2"/>rome <text:tab/> <text:s text:c="4"/>200 <text:s text:c="6"/>1003</text:p>
      <text:p text:style-name="P3"><text:s text:c="6"/>2003 liu<text:tab/><text:tab/> <text:s text:c="2"/>san jose<text:tab/> <text:s text:c="4"/>300 <text:s text:c="6"/>1002</text:p>
      <text:p text:style-name="P3"><text:s text:c="6"/>2006 clemens<text:tab/> <text:s text:c="2"/>london<text:tab/> <text:s text:c="4"/>300 <text:s text:c="6"/>1007</text:p>
      <text:p text:style-name="P3"><text:s text:c="6"/>2007 pereira<text:tab/> <text:s text:c="2"/>rome <text:tab/> <text:s text:c="4"/>100 <text:s text:c="6"/>1004</text:p>
      <text:p text:style-name="P3"></text:p>
      <text:p text:style-name="P3"></text:p>
      <text:p text:style-name="P3"></text:p>
      <text:p text:style-name="P3">SQL&gt; select * from salespeople where city='barcelona' or city ='london';</text:p>
      <text:p text:style-name="P3"></text:p>
      <text:p text:style-name="P3"><text:s text:c="6"/>SNUM SNAME <text:s text:c="5"/>CITY<text:tab/> <text:s text:c="6"/>COMM</text:p>
      <text:p text:style-name="P3">---------- ---------- ---------- ----------</text:p>
      <text:p text:style-name="P3"><text:s text:c="6"/>1001 peel <text:s text:c="6"/>london<text:tab/><text:tab/>.12</text:p>
      <text:p text:style-name="P3"><text:s text:c="6"/>1004 motika <text:s text:c="4"/>london<text:tab/><text:tab/>.11</text:p>
      <text:p text:style-name="P3"><text:s text:c="6"/>1007 rafkin <text:s text:c="4"/>barcelona <text:tab/>.15</text:p>
      <text:p text:style-name="P3"></text:p>
      <text:p text:style-name="P3">SQL&gt; select * from salespeople where comm&gt;0.10 and comm&lt;0.12;</text:p>
      <text:p text:style-name="P3"></text:p>
      <text:p text:style-name="P3"><text:s text:c="6"/>SNUM SNAME <text:s text:c="5"/>CITY<text:tab/> <text:s text:c="6"/>COMM</text:p>
      <text:p text:style-name="P3">---------- ---------- ---------- ----------</text:p>
      <text:p text:style-name="P3"><text:s text:c="6"/>1004 motika <text:s text:c="4"/>london<text:tab/><text:tab/>.11</text:p>
      <text:p text:style-name="P3"></text:p>
      <text:p text:style-name="P3"/>
      <text:p text:style-name="P3">SQL&gt; select * from cust where city=NULL;</text:p>
      <text:p text:style-name="P3"></text:p>
      <text:p text:style-name="P3">no rows selected</text:p>
      <text:p text:style-name="P3"></text:p>
      <text:p text:style-name="P3">SQL&gt; select * from orders where odate='3-oct-94' or odate='04-oct-94';</text:p>
      <text:p text:style-name="P3"></text:p>
      <text:p text:style-name="P3"><text:s text:c="6"/>ONUM<text:tab/> <text:s/>AMT ODATE<text:tab/><text:tab/> <text:s text:c="6"/>CNUM<text:tab/> <text:s/>SNUM</text:p>
      <text:p text:style-name="P3">---------- ---------- ------------------ ---------- ----------</text:p>
      <text:p text:style-name="P3"><text:s text:c="6"/>3001<text:tab/>18.69 03-OCT-94 <text:tab/> <text:s text:c="6"/>2008<text:tab/> <text:s/>1007</text:p>
      <text:p text:style-name="P3"><text:s text:c="6"/>3003 <text:s text:c="4"/>767.19 03-OCT-94 <text:tab/> <text:s text:c="6"/>2001<text:tab/> <text:s/>1001</text:p>
      <text:p text:style-name="P3"><text:soft-page-break/><text:s text:c="6"/>3002 <text:s text:c="3"/>31900.1 03-OCT-94 <text:tab/> <text:s text:c="6"/>2007<text:tab/> <text:s/>1004</text:p>
      <text:p text:style-name="P3"><text:s text:c="6"/>3005 <text:s text:c="3"/>5160.45 03-OCT-94 <text:tab/> <text:s text:c="6"/>2003<text:tab/> <text:s/>1002</text:p>
      <text:p text:style-name="P3"><text:s text:c="6"/>3006 <text:s text:c="3"/>1098.16 04-OCT-94 <text:tab/> <text:s text:c="6"/>2008<text:tab/> <text:s/>1007</text:p>
      <text:p text:style-name="P3"><text:s text:c="6"/>3009 <text:s text:c="3"/>1713.23 04-OCT-94 <text:tab/> <text:s text:c="6"/>2002<text:tab/> <text:s/>1003</text:p>
      <text:p text:style-name="P3"></text:p>
      <text:p text:style-name="P3">6 rows selected.</text:p>
      <text:p text:style-name="P3"></text:p>
      <text:p text:style-name="P3">SQL&gt; select * from salespeople where sname ='peel' or sname ='motika';</text:p>
      <text:p text:style-name="P3"></text:p>
      <text:p text:style-name="P3"><text:s text:c="6"/>SNUM SNAME <text:s text:c="5"/>CITY<text:tab/> <text:s text:c="6"/>COMM</text:p>
      <text:p text:style-name="P3">---------- ---------- ---------- ----------</text:p>
      <text:p text:style-name="P3"><text:s text:c="6"/>1001 peel <text:s text:c="6"/>london<text:tab/><text:tab/>.12</text:p>
      <text:p text:style-name="P3"><text:s text:c="6"/>1004 motika <text:s text:c="4"/>london<text:tab/><text:tab/>.11</text:p>
      <text:p text:style-name="P3"/>
      <text:p text:style-name="P3"></text:p>
      <text:p text:style-name="P3">SQL&gt; select * from cust where cname like 'a%' or cname like 'b%';</text:p>
      <text:p text:style-name="P3"></text:p>
      <text:p text:style-name="P3">no rows selected</text:p>
      <text:p text:style-name="P3"></text:p>
      <text:p text:style-name="P3">SQL&gt; select * from orders where amt = 0;</text:p>
      <text:p text:style-name="P3"></text:p>
      <text:p text:style-name="P3">no rows selected</text:p>
      <text:p text:style-name="P3"></text:p>
      <text:p text:style-name="P3">SQL&gt; select count(unique(snum)) from orders;</text:p>
      <text:p text:style-name="P3"></text:p>
      <text:p text:style-name="P3">COUNT(UNIQUE(SNUM))</text:p>
      <text:p text:style-name="P3">-------------------</text:p>
      <text:p text:style-name="P3"><text:tab/><text:tab/> <text:s/>5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4T04:13:24.716389487</meta:creation-date>
    <dc:date>2011-02-24T07:05:18.982207830</dc:date>
    <meta:editing-duration>P0D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9" meta:paragraph-count="342" meta:word-count="1445" meta:character-count="10716" meta:non-whitespace-character-count="8237"/>
  </office:meta>
</office:document-meta>
</file>